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93cm" fo:min-width="3.323cm"/>
    </style:style>
    <style:style style:name="gr3" style:family="graphic" style:parent-style-name="standard">
      <style:graphic-properties draw:textarea-horizontal-align="justify" draw:textarea-vertical-align="middle" draw:auto-grow-height="false" fo:min-height="1.093cm" fo:min-width="3.324cm"/>
    </style:style>
    <style:style style:name="gr4" style:family="graphic" style:parent-style-name="standard">
      <style:graphic-properties draw:textarea-horizontal-align="justify" draw:textarea-vertical-align="middle" draw:auto-grow-height="false" fo:min-height="1.094cm" fo:min-width="3.32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588cm" fo:min-width="2.58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54cm" fo:min-width="2.136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2.554cm" fo:min-width="2.1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6.38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94cm" fo:min-width="3.323cm"/>
    </style:style>
    <style:style style:name="gr12" style:family="graphic" style:parent-style-name="standard">
      <style:graphic-properties draw:textarea-horizontal-align="justify" draw:textarea-vertical-align="middle" draw:auto-grow-height="false" fo:min-height="1.095cm" fo:min-width="3.3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cm" fo:min-width="4.28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cm" fo:min-width="2.3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cm" fo:min-width="2.30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63cm" fo:min-width="0.329cm"/>
    </style:style>
    <style:style style:name="gr18" style:family="graphic" style:parent-style-name="standard">
      <style:graphic-properties draw:textarea-horizontal-align="justify" draw:textarea-vertical-align="middle" draw:auto-grow-height="false" fo:min-height="0.362cm" fo:min-width="0.328cm"/>
    </style:style>
    <style:style style:name="gr19" style:family="graphic" style:parent-style-name="standard">
      <style:graphic-properties draw:textarea-horizontal-align="justify" draw:textarea-vertical-align="middle" draw:auto-grow-height="false" fo:min-height="0.362cm" fo:min-width="0.3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3cm" fo:min-width="2.238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3.621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.69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.69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cm" fo:min-width="1.6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cm" fo:min-width="1.6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8cm" fo:min-width="1.693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fo:font-size="20pt" style:font-size-asian="15pt" style:font-size-complex="15pt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28pt" fo:language="en" fo:country="GB" style:font-size-asian="28pt" style:font-size-complex="28pt"/>
    </style:style>
    <style:style style:name="P7" style:family="paragraph">
      <loext:graphic-properties draw:fill="none" draw:fill-color="#ffffff"/>
      <style:text-properties fo:font-size="18pt" fo:language="en" fo:country="GB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-33% 58%" fo:font-size="26pt" style:font-size-asian="26pt" style:font-size-complex="26pt"/>
    </style:style>
    <style:style style:name="T3" style:family="text">
      <style:text-properties fo:language="en" fo:country="GB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language="en" fo:country="GB"/>
    </style:style>
    <style:style style:name="T8" style:family="text">
      <style:text-properties style:text-position="-33% 58%" fo:font-size="18pt" fo:language="en" fo:country="GB"/>
    </style:style>
    <style:style style:name="T9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0.969cm" svg:height="1.777cm" svg:x="4cm" svg:y="6.9cm">
          <draw:text-box>
            <text:p><text:span text:style-name="T1">V</text:span><text:span text:style-name="T2">a</text:span></text:p>
          </draw:text-box>
        </draw:frame>
        <draw:custom-shape draw:style-name="gr2" draw:text-style-name="P2" xml:id="id1" draw:id="id1" draw:layer="layout" svg:width="3.323cm" svg:height="1.093cm" svg:x="10.143cm" svg:y="3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.324cm" svg:height="1.093cm" svg:x="19.667cm" svg:y="3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323cm" svg:height="1.093cm" svg:x="10.143cm" svg:y="11.1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324cm" svg:height="1.093cm" svg:x="19.866cm" svg:y="11.1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3.324cm" svg:height="1.094cm" draw:transform="rotate (1.5707963267949) translate (16.229cm 9.367cm)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0.143cm" svg:y1="3.928cm" svg:x2="6.861cm" svg:y2="6.044cm" draw:start-shape="id1" draw:start-glue-point="3" draw:end-shape="id2" draw:end-glue-point="4" svg:d="M10143 3928h-3282v2116" svg:viewBox="0 0 3283 2117">
          <text:p/>
        </draw:connector>
        <draw:connector draw:style-name="gr5" draw:text-style-name="P2" draw:layer="layout" svg:x1="6.861cm" svg:y1="9.702cm" svg:x2="10.143cm" svg:y2="11.667cm" draw:start-shape="id2" draw:start-glue-point="8" draw:end-shape="id3" draw:end-glue-point="3" svg:d="M6861 9702v1965h3282" svg:viewBox="0 0 3283 1966">
          <text:p/>
        </draw:connector>
        <draw:connector draw:style-name="gr5" draw:text-style-name="P2" draw:layer="layout" draw:line-skew="1.05cm" svg:x1="25.637cm" svg:y1="17.282cm" svg:x2="16.757cm" svg:y2="18.348cm" draw:start-shape="id4" draw:start-glue-point="2" draw:end-shape="id5" draw:end-glue-point="6" svg:d="M25637 17282v2618h-8880v-1552" svg:viewBox="0 0 8881 2619">
          <text:p/>
        </draw:connector>
        <draw:connector draw:style-name="gr5" draw:text-style-name="P2" draw:layer="layout" svg:x1="13.466cm" svg:y1="11.667cm" svg:x2="19.866cm" svg:y2="11.667cm" draw:start-shape="id3" draw:start-glue-point="1" draw:end-shape="id6" draw:end-glue-point="3" svg:d="M13466 11667h6400" svg:viewBox="0 0 6401 1">
          <text:p/>
        </draw:connector>
        <draw:connector draw:style-name="gr5" draw:text-style-name="P2" draw:layer="layout" svg:x1="16.776cm" svg:y1="9.367cm" svg:x2="19.866cm" svg:y2="11.667cm" draw:start-shape="id7" draw:start-glue-point="3" draw:end-shape="id6" draw:end-glue-point="3" svg:d="M16776 9367v2300h3090" svg:viewBox="0 0 3091 2301">
          <text:p/>
        </draw:connector>
        <draw:connector draw:style-name="gr5" draw:text-style-name="P2" draw:layer="layout" svg:x1="19.667cm" svg:y1="3.928cm" svg:x2="16.776cm" svg:y2="6.043cm" draw:start-shape="id8" draw:start-glue-point="3" draw:end-shape="id7" draw:end-glue-point="1" svg:d="M19667 3928h-2891v2115" svg:viewBox="0 0 2892 2116">
          <text:p/>
        </draw:connector>
        <draw:custom-shape draw:style-name="gr6" draw:text-style-name="P2" xml:id="id2" draw:id="id2" draw:layer="layout" svg:width="3.656cm" svg:height="3.658cm" svg:x="5.033cm" svg:y="6.044cm">
          <text:p text:style-name="P3"><text:span text:style-name="T3">+</text:span></text:p>
          <text:p text:style-name="P3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7" draw:text-style-name="P2" draw:layer="layout" svg:width="4.272cm" svg:height="5.106cm" svg:x="23.638cm" svg:y="5.22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25.769cm" svg:y1="6.712cm" svg:x2="25.769cm" svg:y2="9.222cm">
            <text:p/>
          </draw:line>
        </draw:g>
        <draw:custom-shape draw:style-name="gr9" draw:text-style-name="P6" xml:id="id5" draw:id="id5" draw:layer="layout" svg:width="4.272cm" svg:height="5.106cm" svg:x="14.621cm" svg:y="13.242cm">
          <text:p text:style-name="P5"><text:span text:style-name="T4">+</text:span></text:p>
          <text:p text:style-name="P5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6.388cm" svg:height="2.212cm" svg:x="17.912cm" svg:y="17.388cm">
          <draw:text-box>
            <text:p><text:span text:style-name="T5">V</text:span><text:span text:style-name="T6">d</text:span><text:span text:style-name="T5"> = </text:span><text:span text:style-name="T5">K</text:span><text:span text:style-name="T6">d</text:span><text:span text:style-name="T5"> I</text:span><text:span text:style-name="T6">d</text:span><text:span text:style-name="T7"> </text:span></text:p>
          </draw:text-box>
        </draw:frame>
        <draw:connector draw:style-name="gr5" draw:text-style-name="P3" draw:layer="layout" svg:x1="13.466cm" svg:y1="11.667cm" svg:x2="16.757cm" svg:y2="13.242cm" draw:start-shape="id3" draw:start-glue-point="1" draw:end-shape="id5" draw:end-glue-point="4" svg:d="M13466 11667h3291v1575" svg:viewBox="0 0 3292 1576">
          <text:p/>
        </draw:connector>
        <draw:connector draw:style-name="gr5" draw:text-style-name="P3" draw:layer="layout" svg:x1="13.466cm" svg:y1="3.928cm" svg:x2="16.776cm" svg:y2="6.043cm" draw:start-shape="id1" draw:start-glue-point="1" draw:end-shape="id7" draw:end-glue-point="1" svg:d="M13466 3928h3310v2115" svg:viewBox="0 0 3311 2116">
          <text:p/>
        </draw:connector>
        <draw:connector draw:style-name="gr5" draw:text-style-name="P3" draw:layer="layout" svg:x1="23.19cm" svg:y1="11.667cm" svg:x2="25.44cm" svg:y2="11.726cm" draw:start-shape="id6" draw:start-glue-point="1" draw:end-shape="id9" draw:end-glue-point="6" svg:d="M23190 11667h1125v59h1125" svg:viewBox="0 0 2251 60">
          <text:p/>
        </draw:connector>
        <draw:connector draw:style-name="gr5" draw:text-style-name="P3" draw:layer="layout" svg:x1="22.991cm" svg:y1="3.928cm" svg:x2="25.774cm" svg:y2="5.229cm" draw:start-shape="id8" draw:start-glue-point="1" draw:end-shape="id10" draw:end-glue-point="0" svg:d="M22991 3928h2783v1301" svg:viewBox="0 0 2784 1302">
          <text:p/>
        </draw:connector>
        <draw:connector draw:style-name="gr5" draw:text-style-name="P3" draw:layer="layout" svg:x1="25.774cm" svg:y1="10.335cm" svg:x2="25.637cm" svg:y2="13.855cm" draw:start-shape="id10" draw:start-glue-point="2" draw:end-shape="id4" draw:end-glue-point="0" svg:d="M25774 10335v1736h-137v1784" svg:viewBox="0 0 138 3521">
          <text:p/>
        </draw:connector>
        <draw:custom-shape draw:style-name="gr11" draw:text-style-name="P2" xml:id="id11" draw:id="id11" draw:layer="layout" svg:width="3.323cm" svg:height="1.094cm" svg:x="10.142cm" svg:y="19.2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2" draw:id="id12" draw:layer="layout" svg:width="3.323cm" svg:height="1.095cm" draw:transform="rotate (1.5707963267949) translate (6.305cm 17.303cm)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465cm" svg:y1="19.803cm" svg:x2="16.757cm" svg:y2="18.348cm" draw:start-shape="id11" draw:start-glue-point="1" draw:end-shape="id5" draw:end-glue-point="6" svg:d="M13465 19803h3292v-1455" svg:viewBox="0 0 3293 1456">
          <text:p/>
        </draw:connector>
        <draw:connector draw:style-name="gr5" draw:text-style-name="P3" draw:layer="layout" svg:x1="6.852cm" svg:y1="13.98cm" svg:x2="10.143cm" svg:y2="11.667cm" draw:start-shape="id12" draw:start-glue-point="1" draw:end-shape="id3" draw:end-glue-point="3" svg:d="M6852 13980v-2313h3291" svg:viewBox="0 0 3292 2314">
          <text:p/>
        </draw:connector>
        <draw:connector draw:style-name="gr5" draw:text-style-name="P3" draw:layer="layout" svg:x1="6.852cm" svg:y1="17.303cm" svg:x2="10.142cm" svg:y2="19.803cm" draw:start-shape="id12" draw:start-glue-point="3" draw:end-shape="id11" draw:end-glue-point="3" svg:d="M6852 17303v2500h3290" svg:viewBox="0 0 3291 2501">
          <text:p/>
        </draw:connector>
        <draw:frame draw:style-name="gr13" draw:text-style-name="P7" draw:layer="layout" svg:width="4.287cm" svg:height="2.21cm" svg:x="28.113cm" svg:y="13.313cm">
          <draw:text-box>
            <text:p><text:span text:style-name="T7">I</text:span><text:span text:style-name="T8">c</text:span></text:p>
          </draw:text-box>
        </draw:frame>
        <draw:frame draw:style-name="gr14" draw:text-style-name="P8" draw:layer="layout" svg:width="2.305cm" svg:height="2.21cm" svg:x="11.295cm" svg:y="4.79cm">
          <draw:text-box>
            <text:p>R<text:span text:style-name="T9">1</text:span></text:p>
          </draw:text-box>
        </draw:frame>
        <draw:frame draw:style-name="gr14" draw:text-style-name="P8" draw:layer="layout" svg:width="2.305cm" svg:height="2.21cm" svg:x="10.826cm" svg:y="20.35cm">
          <draw:text-box>
            <text:p>R<text:span text:style-name="T9">7</text:span></text:p>
          </draw:text-box>
        </draw:frame>
        <draw:frame draw:style-name="gr14" draw:text-style-name="P8" draw:layer="layout" svg:width="2.305cm" svg:height="2.21cm" svg:x="20.489cm" svg:y="12.214cm">
          <draw:text-box>
            <text:p>R<text:span text:style-name="T9">5</text:span></text:p>
          </draw:text-box>
        </draw:frame>
        <draw:frame draw:style-name="gr15" draw:text-style-name="P8" draw:layer="layout" svg:width="2.305cm" svg:height="2.21cm" svg:x="10.733cm" svg:y="12.214cm">
          <draw:text-box>
            <text:p>R<text:span text:style-name="T9">4</text:span></text:p>
          </draw:text-box>
        </draw:frame>
        <draw:frame draw:style-name="gr16" draw:text-style-name="P8" draw:layer="layout" svg:width="2.307cm" svg:height="2.21cm" svg:x="18cm" svg:y="6.99cm">
          <draw:text-box>
            <text:p>R<text:span text:style-name="T9">3</text:span></text:p>
          </draw:text-box>
        </draw:frame>
        <draw:frame draw:style-name="gr16" draw:text-style-name="P8" draw:layer="layout" svg:width="2.307cm" svg:height="2.21cm" svg:x="20.993cm" svg:y="4.8cm">
          <draw:text-box>
            <text:p>R<text:span text:style-name="T9">2</text:span></text:p>
          </draw:text-box>
        </draw:frame>
        <draw:frame draw:style-name="gr14" draw:text-style-name="P8" draw:layer="layout" svg:width="2.305cm" svg:height="2.21cm" svg:x="4.7cm" svg:y="14.99cm">
          <draw:text-box>
            <text:p>R<text:span text:style-name="T9">6</text:span></text:p>
          </draw:text-box>
        </draw:frame>
        <draw:custom-shape draw:style-name="gr17" draw:text-style-name="P3" draw:layer="layout" svg:width="0.463cm" svg:height="0.513cm" svg:x="16.509cm" svg:y="11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9" draw:id="id9" draw:layer="layout" svg:width="0.464cm" svg:height="0.512cm" svg:x="25.44cm" svg:y="1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465cm" svg:height="0.511cm" svg:x="16.51cm" svg:y="1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465cm" svg:height="0.512cm" svg:x="16.51cm" svg:y="3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464cm" svg:height="0.512cm" svg:x="6.59cm" svg:y="1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2.238cm" svg:height="5.033cm" svg:x="14.9cm" svg:y="5.867cm">
          <draw:text-box>
            <text:p>+</text:p>
            <text:p>V<text:span text:style-name="T9">b</text:span></text:p>
            <text:p>-</text:p>
          </draw:text-box>
        </draw:frame>
        <draw:line draw:style-name="gr21" draw:text-style-name="P9" draw:layer="layout" svg:x1="8.131cm" svg:y1="13.98cm" svg:x2="8.131cm" svg:y2="17.724cm">
          <text:p/>
        </draw:line>
        <draw:frame draw:style-name="gr22" draw:text-style-name="P10" draw:layer="layout" svg:width="3.644cm" svg:height="3.621cm" svg:x="8.423cm" svg:y="14.474cm">
          <draw:text-box>
            <text:p><text:span text:style-name="T5">I</text:span><text:span text:style-name="T6">d</text:span></text:p>
          </draw:text-box>
        </draw:frame>
        <draw:g xml:id="id4" draw:id="id4">
          <draw:line draw:style-name="gr23" draw:text-style-name="P9" draw:layer="layout" svg:x1="25.638cm" svg:y1="13.855cm" svg:x2="25.638cm" svg:y2="14.994cm">
            <text:p/>
          </draw:line>
          <draw:line draw:style-name="gr23" draw:text-style-name="P9" draw:layer="layout" svg:x1="24.128cm" svg:y1="15.004cm" svg:x2="27.144cm" svg:y2="15.004cm">
            <text:p/>
          </draw:line>
          <draw:line draw:style-name="gr23" draw:text-style-name="P9" draw:layer="layout" svg:x1="24.13cm" svg:y1="16.149cm" svg:x2="27.146cm" svg:y2="16.149cm">
            <text:p/>
          </draw:line>
          <draw:line draw:style-name="gr23" draw:text-style-name="P9" draw:layer="layout" svg:x1="25.638cm" svg:y1="16.143cm" svg:x2="25.638cm" svg:y2="17.282cm">
            <text:p/>
          </draw:line>
        </draw:g>
        <draw:line draw:style-name="gr21" draw:text-style-name="P9" draw:layer="layout" svg:x1="27.829cm" svg:y1="12.865cm" svg:x2="27.829cm" svg:y2="16.609cm">
          <text:p/>
        </draw:line>
        <draw:frame draw:style-name="gr14" draw:text-style-name="P8" draw:layer="layout" svg:width="2.305cm" svg:height="2.21cm" svg:x="23.331cm" svg:y="16.149cm">
          <draw:text-box>
            <text:p>C</text:p>
          </draw:text-box>
        </draw:frame>
        <draw:frame draw:style-name="gr24" draw:text-style-name="P8" draw:layer="layout" svg:width="1.693cm" svg:height="1.909cm" svg:x="6.258cm" svg:y="2.019cm">
          <draw:text-box>
            <text:p>1</text:p>
          </draw:text-box>
        </draw:frame>
        <draw:frame draw:style-name="gr25" draw:text-style-name="P8" draw:layer="layout" svg:width="1.692cm" svg:height="1.909cm" svg:x="15.784cm" svg:y="2.019cm">
          <draw:text-box>
            <text:p>2</text:p>
          </draw:text-box>
        </draw:frame>
        <draw:frame draw:style-name="gr25" draw:text-style-name="P8" draw:layer="layout" svg:width="1.692cm" svg:height="1.909cm" svg:x="24.714cm" svg:y="2.019cm">
          <draw:text-box>
            <text:p>3</text:p>
          </draw:text-box>
        </draw:frame>
        <draw:frame draw:style-name="gr25" draw:text-style-name="P8" draw:layer="layout" svg:width="1.692cm" svg:height="1.909cm" svg:x="17.1cm" svg:y="10.491cm">
          <draw:text-box>
            <text:p>5</text:p>
          </draw:text-box>
        </draw:frame>
        <draw:frame draw:style-name="gr26" draw:text-style-name="P8" draw:layer="layout" svg:width="1.693cm" svg:height="1.91cm" svg:x="6.258cm" svg:y="19.881cm">
          <draw:text-box>
            <text:p>7</text:p>
          </draw:text-box>
        </draw:frame>
        <draw:frame draw:style-name="gr27" draw:text-style-name="P8" draw:layer="layout" svg:width="1.692cm" svg:height="1.91cm" svg:x="15.784cm" svg:y="19.881cm">
          <draw:text-box>
            <text:p>8</text:p>
          </draw:text-box>
        </draw:frame>
        <draw:frame draw:style-name="gr28" draw:text-style-name="P8" draw:layer="layout" svg:width="1.693cm" svg:height="1.908cm" svg:x="25.707cm" svg:y="10.75cm">
          <draw:text-box>
            <text:p>6</text:p>
          </draw:text-box>
        </draw:frame>
        <draw:g>
          <draw:line draw:style-name="gr29" draw:text-style-name="P9" draw:layer="layout" svg:x1="5.37cm" svg:y1="12.898cm" svg:x2="5.37cm" svg:y2="10.4cm">
            <text:p/>
          </draw:line>
          <draw:line draw:style-name="gr29" draw:text-style-name="P9" draw:layer="layout" svg:x1="5.383cm" svg:y1="12.901cm" svg:x2="5.383cm" svg:y2="10.403cm">
            <text:p/>
          </draw:line>
          <draw:line draw:style-name="gr29" draw:text-style-name="P9" draw:layer="layout" svg:x1="4.861cm" svg:y1="11.079cm" svg:x2="4.849cm" svg:y2="12.321cm">
            <text:p/>
          </draw:line>
          <draw:line draw:style-name="gr29" draw:text-style-name="P9" draw:layer="layout" svg:x1="4.406cm" svg:y1="11.409cm" svg:x2="4.4cm" svg:y2="12.006cm">
            <text:p/>
          </draw:line>
          <draw:line draw:style-name="gr29" draw:text-style-name="P9" draw:layer="layout" svg:x1="5.414cm" svg:y1="11.684cm" svg:x2="6.579cm" svg:y2="11.70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9T12:03:15.201856271</dc:date>
    <meta:editing-duration>PT39M50S</meta:editing-duration>
    <meta:editing-cycles>11</meta:editing-cycles>
    <meta:generator>LibreOffice/6.4.6.2$Linux_X86_64 LibreOffice_project/40$Build-2</meta:generator>
    <meta:document-statistic meta:object-count="64"/>
  </office:meta>
</office:document-meta>
</file>